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" fo:font-weight="bold" officeooo:rsid="001149f8" officeooo:paragraph-rsid="001149f8" style:font-weight-asian="bold" style:font-weight-complex="bold"/>
    </style:style>
    <style:style style:name="P4" style:family="paragraph" style:parent-style-name="Standard">
      <style:text-properties style:font-name="Droid Sans" officeooo:rsid="000ee933" officeooo:paragraph-rsid="000ee933"/>
    </style:style>
    <style:style style:name="P5" style:family="paragraph" style:parent-style-name="Standard">
      <style:text-properties style:font-name="Droid Sans" fo:font-weight="normal" officeooo:rsid="001149f8" officeooo:paragraph-rsid="001149f8" style:font-weight-asian="normal" style:font-weight-complex="normal"/>
    </style:style>
    <style:style style:name="P6" style:family="paragraph" style:parent-style-name="Standard">
      <style:text-properties style:font-name="Droid Sans" style:text-underline-style="solid" style:text-underline-width="auto" style:text-underline-color="font-color" fo:font-weight="normal" officeooo:rsid="001149f8" officeooo:paragraph-rsid="001149f8" style:font-weight-asian="normal" style:font-weight-complex="normal"/>
    </style:style>
    <style:style style:name="P7" style:family="paragraph" style:parent-style-name="Standard">
      <style:text-properties officeooo:rsid="00154f42" officeooo:paragraph-rsid="00154f42"/>
    </style:style>
    <style:style style:name="P8" style:family="paragraph" style:parent-style-name="Standard">
      <style:text-properties officeooo:rsid="00154f42" officeooo:paragraph-rsid="00154f42"/>
    </style:style>
    <style:style style:name="P9" style:family="paragraph" style:parent-style-name="Standard">
      <style:text-properties officeooo:rsid="00155ee4" officeooo:paragraph-rsid="00155ee4"/>
    </style:style>
    <style:style style:name="P10" style:family="paragraph" style:parent-style-name="Standard">
      <style:text-properties style:font-name="Droid Sans" fo:font-weight="bold" officeooo:rsid="00155ee4" officeooo:paragraph-rsid="00155ee4" style:font-weight-asian="bold" style:font-weight-complex="bold"/>
    </style:style>
    <style:style style:name="P11" style:family="paragraph" style:parent-style-name="Standard">
      <style:text-properties style:font-name="Droid Sans" fo:font-weight="bold" officeooo:rsid="001ceb24" officeooo:paragraph-rsid="001ceb24" style:font-weight-asian="bold" style:font-weight-complex="bold"/>
    </style:style>
    <style:style style:name="P12" style:family="paragraph" style:parent-style-name="Standard">
      <style:text-properties officeooo:rsid="0018886e" officeooo:paragraph-rsid="0018886e"/>
    </style:style>
    <style:style style:name="P13" style:family="paragraph" style:parent-style-name="Standard">
      <style:text-properties officeooo:rsid="0019583b" officeooo:paragraph-rsid="0019583b"/>
    </style:style>
    <style:style style:name="P14" style:family="paragraph" style:parent-style-name="Standard">
      <style:text-properties officeooo:paragraph-rsid="001a9c15"/>
    </style:style>
    <style:style style:name="P15" style:family="paragraph" style:parent-style-name="Standard">
      <style:text-properties officeooo:rsid="001b1645" officeooo:paragraph-rsid="001b1645"/>
    </style:style>
    <style:style style:name="P16" style:family="paragraph" style:parent-style-name="Standard">
      <style:text-properties officeooo:rsid="001b2c12" officeooo:paragraph-rsid="001b2c12"/>
    </style:style>
    <style:style style:name="P17" style:family="paragraph" style:parent-style-name="Standard">
      <style:paragraph-properties fo:break-before="page"/>
      <style:text-properties style:font-name="Droid Sans" fo:font-weight="bold" officeooo:rsid="001ceb24" officeooo:paragraph-rsid="001ceb24" style:font-weight-asian="bold" style:font-weight-complex="bold"/>
    </style:style>
    <style:style style:name="P18" style:family="paragraph" style:parent-style-name="Preformatted_20_Text">
      <style:text-properties officeooo:rsid="0018886e" officeooo:paragraph-rsid="0018886e"/>
    </style:style>
    <style:style style:name="P19" style:family="paragraph" style:parent-style-name="Preformatted_20_Text">
      <style:text-properties officeooo:rsid="0019583b" officeooo:paragraph-rsid="0019583b"/>
    </style:style>
    <style:style style:name="P20" style:family="paragraph" style:parent-style-name="Preformatted_20_Text">
      <style:text-properties officeooo:paragraph-rsid="001a9c15"/>
    </style:style>
    <style:style style:name="P21" style:family="paragraph" style:parent-style-name="Preformatted_20_Text">
      <style:text-properties officeooo:paragraph-rsid="0019583b"/>
    </style:style>
    <style:style style:name="P22" style:family="paragraph" style:parent-style-name="Preformatted_20_Text">
      <style:text-properties officeooo:rsid="001b1645" officeooo:paragraph-rsid="001b1645"/>
    </style:style>
    <style:style style:name="P23" style:family="paragraph" style:parent-style-name="Preformatted_20_Text">
      <style:text-properties officeooo:rsid="001b2c12" officeooo:paragraph-rsid="001b2c12"/>
    </style:style>
    <style:style style:name="P24" style:family="paragraph" style:parent-style-name="Preformatted_20_Text">
      <style:paragraph-properties fo:margin-top="0pt" fo:margin-bottom="14.14pt" loext:contextual-spacing="false"/>
    </style:style>
    <style:style style:name="T1" style:family="text">
      <style:text-properties style:font-name="Droid Sans"/>
    </style:style>
    <style:style style:name="T2" style:family="text">
      <style:text-properties officeooo:rsid="0011cd1f"/>
    </style:style>
    <style:style style:name="T3" style:family="text">
      <style:text-properties officeooo:rsid="0012004d"/>
    </style:style>
    <style:style style:name="T4" style:family="text">
      <style:text-properties officeooo:rsid="0018886e"/>
    </style:style>
    <style:style style:name="T5" style:family="text">
      <style:text-properties officeooo:rsid="0019583b"/>
    </style:style>
    <style:style style:name="T6" style:family="text">
      <style:text-properties officeooo:rsid="001a9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o instalar librería linux-gpib</text:p>
      <text:p text:style-name="P5">A partir del <text:span text:style-name="T2">código</text:span> fuente, descargar de <text:a xlink:type="simple" xlink:href="http://linux-gpib.sourceforge.net/" text:style-name="Internet_20_link" text:visited-style-name="Visited_20_Internet_20_Link">http://linux-gpib.sourceforge.net/</text:a>. </text:p>
      <text:p text:style-name="P5"/>
      <text:p text:style-name="P5">Para construir a partir del codigo fuente &lt;linux-gpib&gt; se deben instalar las siguientes dependencias, entre ellas las cabeceras del kernel de linux acordes a la version de Linux que se este utilizando</text:p>
      <text:p text:style-name="P5"/>
      <text:p text:style-name="P6">Instalar los headers del kernel</text:p>
      <text:p text:style-name="P5">&lt; apt-get install linux-headers-$(uname -r) &gt;</text:p>
      <text:p text:style-name="P5">&lt; $(uname -r) &gt; proprociona el identificador de la version de linux</text:p>
      <text:p text:style-name="P6"/>
      <text:p text:style-name="P6">Instalar todas las dependencias necesarias</text:p>
      <text:p text:style-name="P5">sudo apt-get install build-essential texinfo texi2html libcwidget-dev tcl8.4-dev tk8.4-dev libncurses5-dev libx11-dev binutils-dev bison flex libusb-1.0-0 libusb-dev libmpfr-dev libexpat1-dev tofrodos subversion autoconf automake libtool python-dev</text:p>
      <text:p text:style-name="P5"/>
      <text:p text:style-name="P2">Notas adaptador USB-GPIB</text:p>
      <text:p text:style-name="P4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4">a partir de esta se logro configurar el <text:span text:style-name="T3">adaptador</text:span> USB/GPIB114</text:p>
      <text:p text:style-name="P1"/>
      <text:p text:style-name="P7">PyVisa</text:p>
      <text:p text:style-name="P7"><text:a xlink:type="simple" xlink:href="https://pyvisa-py.readthedocs.io/en/latest/" text:style-name="Internet_20_link" text:visited-style-name="Visited_20_Internet_20_Link">https://pyvisa-py.readthedocs.io/en/latest/</text:a></text:p>
      <text:p text:style-name="P7"><text:a xlink:type="simple" xlink:href="https://github.com/hgrecco/pyvisa" text:style-name="Internet_20_link" text:visited-style-name="Visited_20_Internet_20_Link">https://github.com/hgrecco/pyvisa</text:a></text:p>
      <text:p text:style-name="P7"><text:a xlink:type="simple" xlink:href="https://pyvisa.readthedocs.io/en/stable/" text:style-name="Internet_20_link" text:visited-style-name="Visited_20_Internet_20_Link">https://pyvisa.readthedocs.io/en/stable/</text:a></text:p>
      <text:p text:style-name="P7"><text:a xlink:type="simple" xlink:href="https://pypi.python.org/pypi/PyVISA" text:style-name="Internet_20_link" text:visited-style-name="Visited_20_Internet_20_Link">https://pypi.python.org/pypi/PyVISA</text:a></text:p>
      <text:p text:style-name="P7"/>
      <text:p text:style-name="P7"><text:a xlink:type="simple" xlink:href="http://linux-gpib-general.narkive.com/76BKTHLC/libgpib-so-0-not-found-on-debian" text:style-name="Internet_20_link" text:visited-style-name="Visited_20_Internet_20_Link">http://linux-gpib-general.narkive.com/76BKTHLC/libgpib-so-0-not-found-on-debian</text:a></text:p>
      <text:p text:style-name="P7"/>
      <text:p text:style-name="P7"/>
      <text:p text:style-name="P7"/>
      <text:p text:style-name="P7">LibreVisa</text:p>
      <text:p text:style-name="P7"><text:a xlink:type="simple" xlink:href="http://www.librevisa.org/" text:style-name="Internet_20_link" text:visited-style-name="Visited_20_Internet_20_Link">http://www.librevisa.org/</text:a></text:p>
      <text:p text:style-name="P7">GPIB devices</text:p>
      <text:p text:style-name="P7"><text:a xlink:type="simple" xlink:href="https://pypi.python.org/pypi/gpib-devices/0.0.4" text:style-name="Internet_20_link" text:visited-style-name="Visited_20_Internet_20_Link">https://pypi.python.org/pypi/gpib-devices/0.0.4</text:a></text:p>
      <text:p text:style-name="P7"><text:a xlink:type="simple" xlink:href="https://launchpad.net/gpib-devices" text:style-name="Internet_20_link" text:visited-style-name="Visited_20_Internet_20_Link">https://launchpad.net/gpib-devices</text:a></text:p>
      <text:p text:style-name="P7"/>
      <text:p text:style-name="P7"><text:a xlink:type="simple" xlink:href="https://chromium.googlesource.com/chromiumos/graphyte/+/refs/heads/master/graphyte/links/gpib.py" text:style-name="Internet_20_link" text:visited-style-name="Visited_20_Internet_20_Link">https://chromium.googlesource.com/chromiumos/graphyte/+/refs/heads/master/graphyte/links/gpib.py</text:a></text:p>
      <text:p text:style-name="P7"/>
      <text:p text:style-name="P7"><text:a xlink:type="simple" xlink:href="https://wiki-ext.aps.anl.gov/epics/index.php/How_to_use_GPIB_ports_with_linux-gpib_and_StreamDevice" text:style-name="Internet_20_link" text:visited-style-name="Visited_20_Internet_20_Link">https://wiki-ext.aps.anl.gov/epics/index.php/How_to_use_GPIB_ports_with_linux-gpib_and_StreamDevice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PyVISA-py: Backend en puro Python para PyVISA</text:p>
      <text:p text:style-name="P11">https://pyvisa-py.readthedocs.io/en/latest/#installation</text:p>
      <text:p text:style-name="P10"/>
      <text:p text:style-name="P10">Interfaz <text:s/>entre adaptador USB/GPIB Agilent en Ubuntu Linux</text:p>
      <text:p text:style-name="P10"/>
      <text:p text:style-name="P9">Se debe descargar el paquete linux-gpib <text:span text:style-name="T4">y construir. </text:span></text:p>
      <text:p text:style-name="P12">Se debe instalar primero python-setuptools primero para el soporte de bindings</text:p>
      <text:p text:style-name="P12"/>
      <text:p text:style-name="P18">wget --content-disposition --no-check-certificate https://sourceforge.net/projects/linux-gpib/files/linux-gpib%20for%203.x.x%20and%202.6.x%20kernels/3.2.20/linux-gpib-3.2.20.tar.gz/download</text:p>
      <text:p text:style-name="Preformatted_20_Text">sudo apt-get update</text:p>
      <text:p text:style-name="Preformatted_20_Text">sudo apt-get install python-dev libboost-python-dev python-setuptools --yes</text:p>
      <text:p text:style-name="Preformatted_20_Text">tar xvfz linux-gpib-3.2.20.tar.gz</text:p>
      <text:p text:style-name="Preformatted_20_Text">cd linux-gpib-3.2.20</text:p>
      <text:p text:style-name="Preformatted_20_Text">./configure</text:p>
      <text:p text:style-name="Preformatted_20_Text">make -j8</text:p>
      <text:p text:style-name="Preformatted_20_Text">sudo make install</text:p>
      <text:p text:style-name="P24">cd ..</text:p>
      <text:p text:style-name="P12">Se debe descargar los binarios del <text:s/>firmware para el 82357B</text:p>
      <text:p text:style-name="P12"/>
      <text:p text:style-name="P18">wget http://linux-gpib.sourceforge.net/firmware/gpib_firmware-2008-08-10.tar.gz</text:p>
      <text:p text:style-name="Preformatted_20_Text">tar xvfz gpib_firmware-2008-08-10.tar.gz</text:p>
      <text:p text:style-name="P24">cd ..</text:p>
      <text:p text:style-name="P13">Se usa fxload para cargar el firmware a la interfaz GPIB. Se descarga y construye</text:p>
      <text:p text:style-name="P13"/>
      <text:p text:style-name="P19">wget --content-disposition --no-check-certificate https://downloads.sourceforge.net/project/linux-hotplug/fxload/2008_10_13/fxload-2008_10_13.tar.gz</text:p>
      <text:p text:style-name="Preformatted_20_Text">tar xvfz fxload-2008_10_13.tar.gz</text:p>
      <text:p text:style-name="Preformatted_20_Text">cd fxload-2008_10_13</text:p>
      <text:p text:style-name="Preformatted_20_Text">make</text:p>
      <text:p text:style-name="Preformatted_20_Text">sudo make install</text:p>
      <text:p text:style-name="P24">cd ..</text:p>
      <text:p text:style-name="P14"><text:span text:style-name="T6">Se edita como superusuario el archivo de configuracion GPIB </text:span><text:span text:style-name="Source_20_Text">/etc/gpib.conf</text:span></text:p>
      <text:p text:style-name="P14"><text:span text:style-name="Source_20_Text"/></text:p>
      <text:p text:style-name="P14"><text:span text:style-name="Source_20_Text"><text:span text:style-name="T6">Se cargan los modulos del kernel</text:span></text:span></text:p>
      <text:p text:style-name="P20"><text:span text:style-name="Source_20_Text">sudo modprobe gpib_common</text:span></text:p>
      <text:p text:style-name="P24">sudo modprobe agilent_82357a</text:p>
      <text:p text:style-name="P14"><text:span text:style-name="Source_20_Text"><text:span text:style-name="T6">Se inserta el adapatdor GPIB/USB. Unicamente el led FAIL debe estar en <text:s/>rojo encendido. </text:span></text:span></text:p>
      <text:p text:style-name="P14"><text:span text:style-name="Source_20_Text"><text:span text:style-name="T6">Se encuentra el bus y el ID de dispositivo por medio de lsusb</text:span></text:span></text:p>
      <text:p text:style-name="P14"><text:span text:style-name="Source_20_Text"/></text:p>
      <text:p text:style-name="P21"><text:span text:style-name="T5">lsusb</text:span></text:p>
      <text:p text:style-name="Preformatted_20_Text">...</text:p>
      <text:p text:style-name="Preformatted_20_Text">Bus 002 Device 005: ID 0957:0518 Agilent Technologies, Inc.</text:p>
      <text:p text:style-name="P24">...</text:p>
      <text:p text:style-name="P15">Con los datos de bus y ID dispositivo se insertan en el comando fxload</text:p>
      <text:p text:style-name="P22"><text:soft-page-break/>sudo fxload -D /dev/bus/usb/002/005 <text:s/>-t fx2 -I gpib_firmware-2008-08-10/agilent_82357a/measat_releaseX1.8.hex</text:p>
      <text:p text:style-name="P22"/>
      <text:p text:style-name="P22">Todavia el LED FAIL debe estar en ON</text:p>
      <text:p text:style-name="P22">Nuevamente con lsusb se obtiene el nuevo bus y device Id, el cual debe haber cambiado</text:p>
      <text:p text:style-name="P15"/>
      <text:p text:style-name="P22">lsusb</text:p>
      <text:p text:style-name="Preformatted_20_Text">...</text:p>
      <text:p text:style-name="Preformatted_20_Text">Bus 002 Device 006: ID 0957:0518 Agilent Technologies, Inc.</text:p>
      <text:p text:style-name="P24">...</text:p>
      <text:p text:style-name="P15">Se corre fxloa de nuevo con el nuevo valor de bus y device ID</text:p>
      <text:p text:style-name="P22">sudo fxload -D /dev/bus/usb/002/006 <text:s/>-t fx2 -I gpib_firmware-2008-08-10/agilent_82357a/measat_releaseX1.8.hex</text:p>
      <text:p text:style-name="P15"/>
      <text:p text:style-name="P15">Ahora todas los LEDS deben estar encendios</text:p>
      <text:p text:style-name="P15"/>
      <text:p text:style-name="P15">Se cambian el permiso de /dev/gpib0 con </text:p>
      <text:p text:style-name="P22">sudo chmod 666 /dev/gpib0</text:p>
      <text:p text:style-name="P22"/>
      <text:p text:style-name="P22">Se establece un enlace simbolico a la librería, ya que gpib_config tiene problemas al ubicarla</text:p>
      <text:p text:style-name="P22">sudo ln -s /usr/local/lib/libgpib.so.0 /lib/libgpib.so.0</text:p>
      <text:p text:style-name="P22"/>
      <text:p text:style-name="P15"/>
      <text:p text:style-name="P15">Se inicia el adapatdor GPIB/USB con </text:p>
      <text:p text:style-name="P22">sudo gpib_config</text:p>
      <text:p text:style-name="P15"/>
      <text:p text:style-name="P16">Y ahora solo el LED verde debe estar en ON.</text:p>
      <text:p text:style-name="P16"/>
      <text:p text:style-name="P16">EB n el archivo /etc/gpib.conf se hace una entrada para el dispositivo adaptador GPIB USB. Para el HP la direccion de fabrica es 22 para hablar y 6 para escuchar</text:p>
      <text:p text:style-name="P16"/>
      <text:p text:style-name="P23">...</text:p>
      <text:p text:style-name="Preformatted_20_Text">name = "hp3456a"</text:p>
      <text:p text:style-name="Preformatted_20_Text">pad = 22</text:p>
      <text:p text:style-name="P24">...</text:p>
      <text:p text:style-name="P16">Ahora se prueba el dispositivo con ibtest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5-26T14:46:49.253777084</dc:date>
    <meta:editing-duration>PT6H19M5S</meta:editing-duration>
    <meta:editing-cycles>14</meta:editing-cycles>
    <meta:generator>LibreOffice/5.3.1.2$Linux_x86 LibreOffice_project/e80a0e0fd1875e1696614d24c32df0f95f03deb2</meta:generator>
    <meta:document-statistic meta:table-count="0" meta:image-count="0" meta:object-count="0" meta:page-count="3" meta:paragraph-count="84" meta:word-count="492" meta:character-count="4196" meta:non-whitespace-character-count="3782"/>
  </office:meta>
</office:document-meta>
</file>